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automatic-styles>
    <style:style style:name="P1" style:family="paragraph" style:parent-style-name="Heading_20_1">
      <style:text-properties officeooo:paragraph-rsid="00055734"/>
    </style:style>
    <style:style style:name="P2" style:family="paragraph" style:parent-style-name="Standard">
      <style:paragraph-properties fo:text-align="center" style:justify-single-word="false" style:writing-mode="rl-tb"/>
      <style:text-properties officeooo:paragraph-rsid="00055734"/>
    </style:style>
    <style:style style:name="P3" style:family="paragraph" style:parent-style-name="Standard">
      <style:paragraph-properties fo:text-align="justify" style:justify-single-word="false" style:writing-mode="rl-tb"/>
      <style:text-properties officeooo:paragraph-rsid="00055734"/>
    </style:style>
    <style:style style:name="T1" style:family="text">
      <style:text-properties style:font-name="AALMAGHRIBI" fo:font-size="26pt" fo:language="en" fo:country="US" style:font-name-asian="Times New Roman" style:font-size-asian="26pt" style:font-name-complex="AALMAGHRIBI1" style:font-size-complex="26pt"/>
    </style:style>
    <style:style style:name="T2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/>
    </style:style>
    <style:style style:name="T3" style:family="text">
      <style:text-properties fo:color="#c00000" loext:opacity="100%"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  <style:style style:name="T4" style:family="text">
      <style:text-properties style:font-name="AALMAGHRIBI" fo:font-size="26pt" fo:language="en" fo:country="US" style:font-name-asian="Times New Roman" style:font-size-asian="26pt" style:font-name-complex="AALMAGHRIBI1" style:font-size-complex="26pt" style:language-complex="fa" style:country-complex="IR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1" text:outline-level="1"><text:span text:style-name="Titre_20_1_20_Car">[</text:span>سُورَةُ قَٓ ]</text:h>
      <text:p text:style-name="P2" loext:marker-style-name="T1"><text:span text:style-name="T1"/></text:p>
      <text:p text:style-name="P3" loext:marker-style-name="T1"><text:span text:style-name="T2">بِسْمِ </text:span><text:span text:style-name="T3">۱</text:span><text:span text:style-name="T2">للَّهِ </text:span><text:span text:style-name="T3">۱</text:span><text:span text:style-name="T2">لرَّحْمَـٰنِ </text:span><text:span text:style-name="T3">۱</text:span><text:span text:style-name="T2">لرَّحِيمِ </text:span><text:bookmark-start text:name="__DdeLink__10340_3265577536"/><text:span text:style-name="T1">قَٓؐ وَالْقُرْءَانِ </text:span><text:span text:style-name="T4">۱</text:span><text:span text:style-name="T1">لْمَجِيدِ </text:span><text:span text:style-name="T2">(1)</text:span><text:span text:style-name="T1"> بَــلْ عَجِبُوٓاْ أَن جَآءَهُم مُّنذِرٌ مِّنْهُمْ فَقَالَ </text:span><text:span text:style-name="T4">۰</text:span><text:span text:style-name="T1">لْكَـٰفِرُونَ هَـٰذَا شَيْء٘ عَجِيب٘ </text:span><text:span text:style-name="T2">(2)</text:span><text:span text:style-name="T1"> اَ.ذَا مِتْنَا وَكُنَّا تُرَاباً ذَ؛لِــكَ رَجْعٛ بَعِيدٌؐ </text:span><text:span text:style-name="T2">(3)</text:span><text:span text:style-name="T1"> قَدْ عَلِمْنَا مَا تَنقُــصُ </text:span><text:span text:style-name="T4">۴</text:span><text:span text:style-name="T1">لاَرْضُ مِنْهُمْ وَعِندَنَا كِتَـٰب٘ حَفِيظٛؐ </text:span><text:span text:style-name="T2">(4)</text:span><text:span text:style-name="T1"> بَــلْ كَذَّبُواْ بِالْحَــقّۣ لَمَّا جَآءَهُمْ فَهُمْ فِىٓ أَمْرٍ مَّرۣيجٖؐ </text:span><text:span text:style-name="T2">(5)</text:span><text:span text:style-name="T1"> اَفَلَمْ يَنظُرُوٓاْ إِلَــي </text:span><text:span text:style-name="T4">۰</text:span><text:span text:style-name="T1">لسَّمَآءِ فَوْقَهُمْ كَيْفَ بَنَيْنَـٰهَا وَزَيَّنَّـٰهَا وَمَا لَهَا مِن فُرُوجٍؐ </text:span><text:span text:style-name="T2">(6)</text:span><text:span text:style-name="T1"> وَالاَرْضضضَ مَدَدْنَـٰهَا وَأَلْقَيْنَا فِيهَا رَوَ؛سِيَ وَأَنۢبَتْنَا فِيهَا مِــن كُلِّ زَوْجٙ بَهِيجٍ </text:span><text:span text:style-name="T2">(7)</text:span><text:span text:style-name="T1"> تَبْصِرَةً وَذِكْرۭيٰ لِكُــلّۣ عَـبْـدٍ مُّنِيبٍؐ </text:span><text:span text:style-name="T2">(8)</text:span><text:span text:style-name="T1"> ® وَنَزَّلْنَا مِــنَ </text:span><text:span text:style-name="T4">۰</text:span><text:span text:style-name="T1">لسَّمَآءِ مَآءً مُّبَـٰرَكاً فَأَنۢبَتْنَا بِهِ” جَنَّـٰتٍ وَحَبَّ </text:span><text:span text:style-name="T4">۰</text:span><text:span text:style-name="T1">لْحَصِيدِ </text:span><text:span text:style-name="T2">(9)</text:span><text:span text:style-name="T1"> وَاڤنَّخْلَ بَاسِقَـٰتٍ لَّهَا طَلْعٌ نَّضِيدٌ </text:span><text:span text:style-name="T2">(10)</text:span><text:span text:style-name="T1"> رّۣزْقاً لِّلْعِبَادِؐ وَأَحْيَيْنَا بِهِ” بَلْدَةً مَّيْتاًؐ كَذَ؛لِــكَ </text:span><text:span text:style-name="T4">۰</text:span><text:span text:style-name="T1">لْخُرُوجُؐ </text:span><text:span text:style-name="T2">(11)</text:span><text:span text:style-name="T1"> كَذَّبَتْ قَبْلَهُمْ قَوْمُ نُوحٍ وَأَصْحَـٰبُ </text:span><text:span text:style-name="T4">۴</text:span><text:span text:style-name="T1">لرَّسِّ وَثَمُودُ </text:span><text:span text:style-name="T2">(12)</text:span><text:span text:style-name="T1"> وَعَادٌ وَفِرْعَوْنُ وَإِخْوَ؛نُ لُوطٍ </text:span><text:span text:style-name="T2">(13)</text:span><text:span text:style-name="T1"> وَأَصْحَـٰبُ </text:span><text:span text:style-name="T4">۴</text:span><text:span text:style-name="T1">لاَيْكَةِ وَقَوْمُ تُبَّعٍؐ كُــلٌّ كَذَّبَ </text:span><text:span text:style-name="T4">۰</text:span><text:span text:style-name="T1">لرُّسُــلَ فَحَقَّ وَعِيدِؐ“ </text:span><text:span text:style-name="T2">(14)</text:span><text:span text:style-name="T1"> أَفَعَيِينَا بِالْخَلْـقِ </text:span><text:span text:style-name="T4">۱</text:span><text:span text:style-name="T1">لاَوَّلِؐ بَــلْ هُمْ فِى لَبْسٍ مِّنْ خَلْقٍ جَدِيدٍؐ </text:span><text:span text:style-name="T2">(15) </text:span><text:span text:style-name="T1">وَلَقَدْ خَلَقْنَا </text:span><text:span text:style-name="T4">۰</text:span><text:span text:style-name="T1">لِانسَـٰنَ وَنَعْلَمُ مَا تُوَسْوۣسُ بِــهِ” نَفْسُهُ„ وَنَحْنُ أَقْرَبُ إِلَيْهِ مِــنْ حَبْلِ </text:span><text:span text:style-name="T4">۱</text:span><text:span text:style-name="T1">لْوَرۣيدِؐ </text:span><text:span text:style-name="T2">(16)</text:span><text:span text:style-name="T1"> إِذْ يَتَلَقَّــي </text:span><text:span text:style-name="T4">۰</text:span><text:span text:style-name="T1">لْمُتَلَقِّيَـٰنِ عَنِ </text:span><text:span text:style-name="T4">۱</text:span><text:span text:style-name="T1">لْيَمِينِ وَعَـنِ </text:span><text:span text:style-name="T4">۱</text:span><text:span text:style-name="T1">لشِّمَالِ قَعِيدٌؐ </text:span><text:span text:style-name="T2">(17)</text:span><text:span text:style-name="T1"> مَّا يَلْفِظُ مِن قَوْلٖ اِلاَّ لَدَيْهِ رَقِيب٘ عَتِيدٌؐ </text:span><text:span text:style-name="T2">(18)</text:span><text:span text:style-name="T1"> وَجَآءَتْ سَكْرَةُ </text:span><text:span text:style-name="T4">۴</text:span><text:span text:style-name="T1">لْمَوْتِ بِالْحَــقّۣؐ ذَ؛لِكَ مَا كُنتَ مِنْهُ تَحِيدُؐ </text:span><text:span text:style-name="T2">(19)</text:span><text:span text:style-name="T1"> وَنُفِخَ فِى </text:span><text:span text:style-name="T4">۱</text:span><text:span text:style-name="T1">لصُّورۣؐ ذَ؛</text:span><text:soft-page-break/><text:span text:style-name="T1">لِكَ يَوْمُ </text:span><text:span text:style-name="T4">۴</text:span><text:span text:style-name="T1">لْوَعِيدِؐ </text:span><text:span text:style-name="T2">(20)</text:span><text:span text:style-name="T1"> وَجَآءَتْ كُلُّ نَفْـــسٍ مَّعَهَا سَآئِقٌ وَشَهِيدٌؐ </text:span><text:span text:style-name="T2">(21)</text:span><text:span text:style-name="T1"> لَّقَدْ كُنتَ فِى غَفْلَةٍ مِّــنْ هَـٰذَا فَكَشَفْنَا عَنــكَ غِطَآءَكككَ فَبَصَرُكَ </text:span><text:span text:style-name="T4">۰</text:span><text:span text:style-name="T1">لْيَوْمَ حَدِيدٌؐ </text:span><text:span text:style-name="T2">(22)</text:span><text:span text:style-name="T1"> وَقَالَ قَرۣينُهُ„ هَـٰذَا مَا لَدَيَّ عَتِيد٘ؐ </text:span><text:span text:style-name="T2">(23)</text:span><text:span text:style-name="T1"> اَلْقِيَا فِى جَهَنَّمَ كُــلَّ كَفّۭار۫ عَنِيدٍ </text:span><text:span text:style-name="T2">(24)</text:span><text:span text:style-name="T1"> مَّنَّاعٍ ڤِّڤْخَيْرۣ مُعْتَدٍ مُّرۣيبٖ </text:span><text:span text:style-name="T2">(25)</text:span><text:span text:style-name="T1"> </text:span><text:span text:style-name="T4">۱ﻟ﮲</text:span><text:span text:style-name="T1"> جَعَلَ مَعَ </text:span><text:span text:style-name="T4">۰</text:span><text:span text:style-name="T1">للَّهِ إِچَهاٗ —اخَرَ فَأَلْقِيَـٰهُ فِى </text:span><text:span text:style-name="T4">۱</text:span><text:span text:style-name="T1">لْعَذَابِ </text:span><text:span text:style-name="T4">۱</text:span><text:span text:style-name="T1">لشَّدِيدِؐ </text:span><text:span text:style-name="T2">(26)</text:span><text:span text:style-name="T1"> © قَالَ قَرۣينُهُ„ رَبَّنَا مَآ أَطْغَيْتُهُ„ وَچَكِــن كَانَ فِى ضَچَلٙ بَعِيدٍؐ </text:span><text:span text:style-name="T2">(27)</text:span><text:span text:style-name="T1"> قَالَ لاَ تَخْتَصِمُواْ لَدَيَّ وَقَدْ قَدَّمْتُ إِلَيْكُم بِالْوَعِيدِؐ </text:span><text:span text:style-name="T2">(28)</text:span><text:span text:style-name="T1"> مَا يُبَدَّلُ </text:span><text:span text:style-name="T4">۴</text:span><text:span text:style-name="T1">لْقَوْلُ لَدَيَّ وَمَآ أَنَا بِظَچَّمٍ لِّلْعَبِيدِؐ </text:span><text:span text:style-name="T2">(29)</text:span><text:span text:style-name="T1"> يَوْمَ يَقُولُ لِجَهَنَّمَ هَلِ 'مْتَلْأَتِ وَتَقُولُ هَلْ مِن مَّزۣيدٍؐ </text:span><text:span text:style-name="T2">(30)</text:span><text:span text:style-name="T1"> وَٱُزْلِفَتِ </text:span><text:span text:style-name="T4">۱</text:span><text:span text:style-name="T1">لْجَنَّةُ لِلْمُتَّقِيــنَ غَيْرَ بَعِيدٖؐ </text:span><text:span text:style-name="T2">(31)</text:span><text:span text:style-name="T1"> هَـٰذَا مَا تُوعَدُونَ لِكُلِّ أَوَّابٖ حَفِيظٍؐ </text:span><text:span text:style-name="T2">(32)</text:span><text:span text:style-name="T1"> مَّــنْ خَشِيَ </text:span><text:span text:style-name="T4">۰</text:span><text:span text:style-name="T1">لرَّحْمَـٰــنَ بِالْغَيْبِ وَجَآءَ بِقَلْبٍ مُّنِيبٖ </text:span><text:span text:style-name="T2">(33)</text:span><text:span text:style-name="T1"> </text:span><text:span text:style-name="T4">۶</text:span><text:span text:style-name="T1">دْخُلُوهَا بِسَچَمٍؐ ذَ؛لِــكَ يَوْمُ </text:span><text:span text:style-name="T4">۴</text:span><text:span text:style-name="T1">لْخُلُودِؐ </text:span><text:span text:style-name="T2">(34)</text:span><text:span text:style-name="T1"> لَهُم مَّا يَشَآءُونَ فِيهَاؐ وَلَدَيْنَا مَزۣيدٌؐ </text:span><text:span text:style-name="T2">(35)</text:span><text:span text:style-name="T1"> وَكَمَ اَهْلَكْنَا قَبْلَهُم مِّن قَرْنٖ هُمُ; أَشَدُّ مِنْهُم بَطْشاً فَنَقَّبُواْ فِى </text:span><text:span text:style-name="T4">۱</text:span><text:span text:style-name="T1">لْبِچَدِؐ هَلْ مِن مَّحِيصٖؐ </text:span><text:span text:style-name="T2">(36)</text:span><text:span text:style-name="T1"> اِنَّ فِى ذَ؛لِــكَ لَذِكْرۭيٰ لِمَــن كَانَ لَهُ„ قَلْب٘ اَوَ اَلْقَي </text:span><text:span text:style-name="T4">۰</text:span><text:span text:style-name="T1">لسَّمْعَ وَهُوَ شَهِيدٌؐ </text:span><text:span text:style-name="T2">(37)</text:span><text:span text:style-name="T1"> وَلَقَدْ خَلَقْنَا </text:span><text:span text:style-name="T4">۰</text:span><text:span text:style-name="T1">لسَّمَـٰوَ؛تِ وَالاَرْضَ وَمَا بَيْنَهُمَا فِى سِتَّةِ أَيَّامٍ وَمَا مَسَّنَا مِــن لُّغُوبٍؐ </text:span><text:span text:style-name="T2">(38)</text:span><text:span text:style-name="T1"> فَاصْبِرْ عَلَيٰ مَا يَقُولُونَؐ وَسَبِّحْ بِحَمْدِ رَبِّــكَ قَبْــلَ طُلُوعِ </text:span><text:span text:style-name="T4">۱</text:span><text:span text:style-name="T1">لشَّمْسِ وَقَبْــلَ </text:span><text:span text:style-name="T4">۰</text:span><text:span text:style-name="T1">لْغُرُوبِؐ </text:span><text:span text:style-name="T2">(39)</text:span><text:span text:style-name="T1"> وَمِنَ </text:span><text:span text:style-name="T4">۰</text:span><text:span text:style-name="T1">ليْلِ فَسَبِّحْهُ وَإِدْبَـٰرَ </text:span><text:span text:style-name="T4">۰</text:span><text:span text:style-name="T1">ڤسُّجُودِؐ </text:span><text:span text:style-name="T2">(40)</text:span><text:span text:style-name="T1"> وَاسْتَمِعْ يَوْمَ يُنَادِ </text:span><text:span text:style-name="T4">۱</text:span><text:span text:style-name="T1">لْمُنَادِ” مِــن مَّكَانٍ قَرۣيبٍ </text:span><text:span text:style-name="T2">(41)</text:span><text:span text:style-name="T1"> يَوْمَ يَسْمَعُونَ </text:span><text:span text:style-name="T4">۰</text:span><text:span text:style-name="T1">ڤصَّيْحَةَ بِالْحَقﱢّؐ ذَ؛لِــكَ يَوْمُ </text:span><text:span text:style-name="T4">۴</text:span><text:span text:style-name="T1">لْخُرُوجِؐ </text:span><text:span text:style-name="T2">(42)</text:span><text:span text:style-name="T1"> إِنَّا نَحْنُ نُحْىِ” وَنُمِيــتُ وَإِلَيْنَا </text:span><text:span text:style-name="T4">۰</text:span><text:span text:style-name="T1">لْمَصِيرُؐ </text:span><text:span text:style-name="T2">(43)</text:span><text:span text:style-name="T1"> يَوْمَ تَشَّقَّقُ </text:span><text:span text:style-name="T4">۴</text:span><text:span text:style-name="T1">لاَرْضُ عَنْهُمْ سِرَاعاًؐ ذَ؛لِــكَ </text:span><text:soft-page-break/><text:span text:style-name="T1">حَشْر٘ عَلَيْنَا يَسِيرٌؐ </text:span><text:span text:style-name="T2">(44)</text:span><text:span text:style-name="T1"> نَّحْــنُ أَعْلَمُ بِمَا يَقُولُونَؐ وَمَآ أَنتَ عَلَيْهِم بِجَبّۭارٍؐ فَذَكِّرْ بِالْقُرْءَانِ مَــنْ يَّخَافُ وَعِيدِ” </text:span><text:span text:style-name="T2">(45)</text:span><text:span text:style-name="T1"> </text:span><text:bookmark-end text:name="__DdeLink__10340_3265577536"/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AALMAGHRIBI" svg:font-family="AALMAGHRIBI" style:font-pitch="variable"/>
    <style:font-face style:name="AALMAGHRIBI1" svg:font-family="AALMAGHRIBI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fo:hyphenation-keep="auto" loext:hyphenation-keep-type="column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Standard" style:next-style-name="Standard" style:default-outline-level="1" style:list-style-name="" style:class="text">
      <style:paragraph-properties fo:text-align="center" style:justify-single-word="false" style:writing-mode="rl-tb"/>
      <style:text-properties fo:color="#c00000" loext:opacity="100%" style:font-name="AALMAGHRIBI" fo:font-family="AALMAGHRIBI" style:font-pitch="variable" fo:font-size="26pt" fo:language="en" fo:country="US" style:font-name-asian="Times New Roman" style:font-family-asian="'Times New Roman'" style:font-family-generic-asian="system" style:font-pitch-asian="variable" style:font-size-asian="26pt" style:font-name-complex="AALMAGHRIBI1" style:font-family-complex="AALMAGHRIBI" style:font-family-generic-complex="system" style:font-pitch-complex="variable" style:font-size-complex="26pt"/>
    </style:style>
    <style:style style:name="Default_20_Paragraph_20_Font" style:display-name="Default Paragraph Font" style:family="text"/>
    <style:style style:name="Titre_20_1_20_Car" style:display-name="Titre 1 Car" style:family="text" style:parent-style-name="Default_20_Paragraph_20_Font">
      <style:text-properties fo:color="#c00000" loext:opacity="100%" style:font-name="AALMAGHRIBI" fo:font-family="AALMAGHRIBI" style:font-pitch="variable" fo:font-size="26pt" fo:language="en" fo:country="US" style:font-size-asian="26pt" style:font-name-complex="AALMAGHRIBI1" style:font-family-complex="AALMAGHRIBI" style:font-family-generic-complex="system" style:font-pitch-complex="variable" style:font-size-complex="26pt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03T14:12:19.233494688</meta:creation-date>
    <dc:date>2025-03-06T07:58:33.826152128</dc:date>
    <meta:editing-duration>PT4M45S</meta:editing-duration>
    <meta:editing-cycles>3</meta:editing-cycles>
    <meta:generator>LibreOffice/24.8.2.1$Linux_X86_64 LibreOffice_project/0f794b6e29741098670a3b95d60478a65d05ef13</meta:generator>
    <meta:document-statistic meta:table-count="0" meta:image-count="0" meta:object-count="0" meta:page-count="3" meta:paragraph-count="2" meta:word-count="427" meta:character-count="2241" meta:non-whitespace-character-count="1815"/>
  </office:meta>
</office:document-meta>
</file>